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5.566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3" table:number-columns-repeated="16376" table:default-cell-style-name="ce3"/>
        <table:table-row table:style-name="ro1">
          <table:table-cell office:value-type="string" table:style-name="ce2">
            <text:p>Time (ms)</text:p>
          </table:table-cell>
          <table:table-cell office:value-type="string" table:style-name="ce2">
            <text:p>Base</text:p>
          </table:table-cell>
          <table:table-cell office:value-type="string" table:style-name="ce2">
            <text:p>Lower Arm</text:p>
          </table:table-cell>
          <table:table-cell office:value-type="string" table:style-name="ce2">
            <text:p>Mid Arm</text:p>
          </table:table-cell>
          <table:table-cell office:value-type="string" table:style-name="ce2">
            <text:p>Upper Arm</text:p>
          </table:table-cell>
          <table:table-cell office:value-type="string" table:style-name="ce2">
            <text:p>Rotary Claw</text:p>
          </table:table-cell>
          <table:table-cell office:value-type="string" table:style-name="ce2">
            <text:p>Claw</text:p>
          </table:table-cell>
          <table:table-cell office:value-type="string" table:style-name="ce2">
            <text:p>Action Description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nitial position</text:p>
          </table:table-cell>
          <table:table-cell table:number-columns-repeated="16376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se rotates to object position</text:p>
          </table:table-cell>
          <table:table-cell table:number-columns-repeated="16376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d arm lowers</text:p>
          </table:table-cell>
          <table:table-cell table:number-columns-repeated="16376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pper arm adjusts</text:p>
          </table:table-cell>
          <table:table-cell table:number-columns-repeated="16376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law closes to grab object</text:p>
          </table:table-cell>
          <table:table-cell table:number-columns-repeated="16376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Mid arm raises</text:p>
          </table:table-cell>
          <table:table-cell table:number-columns-repeated="16376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Upper arm returns</text:p>
          </table:table-cell>
          <table:table-cell table:number-columns-repeated="16376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Base returns to start</text:p>
          </table:table-cell>
          <table:table-cell table:number-columns-repeated="16376"/>
        </table:table-row>
        <table:table-row table:style-name="ro1">
          <table:table-cell office:value-type="float" office:value="3450" table:style-name="ce1">
            <text:p>3450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Mid arm lowers for drop</text:p>
          </table:table-cell>
          <table:table-cell table:number-columns-repeated="16376"/>
        </table:table-row>
        <table:table-row table:style-name="ro1">
          <table:table-cell office:value-type="float" office:value="3600" table:style-name="ce1">
            <text:p>3600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Upper arm adjusts</text:p>
          </table:table-cell>
          <table:table-cell table:number-columns-repeated="16376"/>
        </table:table-row>
        <table:table-row table:style-name="ro1">
          <table:table-cell office:value-type="float" office:value="3750" table:style-name="ce1">
            <text:p>3750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law opens to drop object</text:p>
          </table:table-cell>
          <table:table-cell table:number-columns-repeated="16376"/>
        </table:table-row>
        <table:table-row table:style-name="ro1">
          <table:table-cell office:value-type="float" office:value="3900" table:style-name="ce1">
            <text:p>3900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Mid arm raises</text:p>
          </table:table-cell>
          <table:table-cell table:number-columns-repeated="16376"/>
        </table:table-row>
        <table:table-row table:style-name="ro1">
          <table:table-cell office:value-type="float" office:value="4050" table:style-name="ce1">
            <text:p>4050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style-name="ce1">
            <text:p>150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pper arm returns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al Qamar, Muhammad</meta:initial-creator>
    <dc:creator>al Qamar, Muhammad</dc:creator>
    <meta:creation-date>2025-04-26T07:03:46Z</meta:creation-date>
    <dc:date>2025-04-26T07:05:10Z</dc:date>
  </office:meta>
</office:document-meta>
</file>